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32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8.0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0"/>
    <style:style style:name="ce5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://www.tme.eu/pl/details/mbrb2535ctlt4g/diody-schottky-smd/on-semiconductor/#" xlink:type="simple">MBRB2535CTLT4G</text:a> </text:p>
          </table:table-cell>
          <table:table-cell office:value-type="string" calcext:value-type="string">
            <text:p>http://www.tme.eu/pl/details/mbrb2535ctlt4g/diody-schottky-smd/on-semiconductor/#</text:p>
          </table:table-cell>
        </table:table-row>
      </table:table>
      <table:table table:name="obliczenia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table:style-name="ce3" office:value-type="string" calcext:value-type="string">
            <text:p>Stabilizator Wif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kres U</text:p>
          </table:table-cell>
          <table:table-cell office:value-type="float" office:value="3.3" calcext:value-type="float">
            <text:p>3,3</text:p>
          </table:table-cell>
          <table:table-cell office:value-type="float" office:value="4.5" calcext:value-type="float">
            <text:p>4,5</text:p>
          </table:table-cell>
        </table:table-row>
        <table:table-row table:style-name="ro2">
          <table:table-cell office:value-type="string" calcext:value-type="string">
            <text:p>Optymalnie</text:p>
          </table:table-cell>
          <table:table-cell office:value-type="float" office:value="3.9" calcext:value-type="float">
            <text:p>3,9</text:p>
          </table:table-cell>
          <table:table-cell/>
        </table:table-row>
        <table:table-row table:style-name="ro2">
          <table:table-cell office:value-type="string" calcext:value-type="string">
            <text:p>Uadj</text:p>
          </table:table-cell>
          <table:table-cell office:value-type="float" office:value="1.24" calcext:value-type="float">
            <text:p>1,24</text:p>
          </table:table-cell>
          <table:table-cell/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4]/(([.B3]-[.B4])/[.B5])" office:value-type="float" office:value="46616.5413533835" calcext:value-type="float">
            <text:p>46616,54</text:p>
          </table:table-cell>
          <table:table-cell/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47000" calcext:value-type="float">
            <text:p>47000</text:p>
          </table:table-cell>
          <table:table-cell/>
        </table:table-row>
        <table:table-row table:style-name="ro2">
          <table:table-cell office:value-type="string" calcext:value-type="string">
            <text:p>Uwy</text:p>
          </table:table-cell>
          <table:table-cell table:style-name="ce4" table:formula="of:=[.B4]/[.B7]*([.B5]+[.B7])" office:value-type="float" office:value="3.87829787234043" calcext:value-type="float">
            <text:p>3,878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calcext:value-type="string">
            <text:p>Pomiar napięcia zasialnia/akumulato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pięcie max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Max. Napięcie ADC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1 wybrane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oblczone</text:p>
          </table:table-cell>
          <table:table-cell table:formula="of:=[.B12]/(([.B11]-[.B12])/[.B13])" office:value-type="float" office:value="70212.7659574468" calcext:value-type="float">
            <text:p>70212,77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R2 wybrane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Ohm</text:p>
          </table:table-cell>
        </table:table-row>
        <table:table-row table:style-name="ro2">
          <table:table-cell office:value-type="string" calcext:value-type="string">
            <text:p>U bat max.</text:p>
          </table:table-cell>
          <table:table-cell table:formula="of:=[.B12]/[.B15]*([.B13]+[.B15])" office:value-type="float" office:value="8.15294117647059" calcext:value-type="float">
            <text:p>8,15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Dla Ubat równeg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adc wyniesie</text:p>
          </table:table-cell>
          <table:table-cell table:formula="of:=[.B17]/([.B13]+[.B15])*[.B15]" office:value-type="float" office:value="2.42857142857143" calcext:value-type="float">
            <text:p>2,4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Co da liczbę</text:p>
          </table:table-cell>
          <table:table-cell table:style-name="ce5" table:formula="of:=256*[.B18]/[.B12]" office:value-type="float" office:value="188.39826839826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Rozdzielczość V</text:p>
          </table:table-cell>
          <table:table-cell table:style-name="ce4" table:formula="of:=[.B12]/256" office:value-type="float" office:value="0.012890625" calcext:value-type="float">
            <text:p>0,013</text:p>
          </table:table-cell>
          <table:table-cell office:value-type="string" calcext:value-type="string">
            <text:p>V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.00.0000</text:date>, <text:time style:data-style-name="N2" text:time-value="08:32:40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26S</meta:editing-duration>
    <meta:editing-cycles>7</meta:editing-cycles>
    <meta:generator>LibreOffice/5.3.3.2$Windows_x86 LibreOffice_project/3d9a8b4b4e538a85e0782bd6c2d430bafe583448</meta:generator>
    <dc:date>2017-06-06T09:27:22.465000000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